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am.hashC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ram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.equals( Object obj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aram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riDecoderHelper.getUriPath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riDecoderHelper.findPartEnd( String path , int c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riDecoderHelper.getIndexedElement( Element e , int i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IriDecoderHelper.decode( String uri , String loc , InputStream i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riDecoderHelper.interopolateParams( Document doc , XmlSchemaElement element , List &lt; Param &gt; param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IriDecoderHelper.decodeIri( String uri , String loc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IriDecoderHelper.buildDocument( XmlSchemaElement element , List &lt; Param &gt; param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IriDecoderHelper.getElement( Element element , QName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riDecoderHelper.expect( String path , int index , char 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ram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riDecoderHelper.addParams( String input , int start , int stop , List &lt; Param &gt; param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riDecoderHelper.combine( String location , String httpLoca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aram.Param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